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marker-start-width="0.215cm" draw:marker-end-width="0.215cm" draw:fill="solid" draw:fill-color="#ffcc99" fo:min-height="2.052cm" fo:padding-top="0.13cm" fo:padding-bottom="0.13cm" fo:padding-left="0.255cm" fo:padding-right="0.255cm"/>
    </style:style>
    <style:style style:name="gr2" style:family="graphic" style:parent-style-name="standard">
      <style:graphic-properties draw:stroke="solid" svg:stroke-width="0.01cm" svg:stroke-color="#000000" draw:marker-start-width="0.215cm" draw:marker-end-width="0.215cm" draw:fill="solid" draw:fill-color="#ffcc99" fo:min-height="2.051cm" fo:padding-top="0.13cm" fo:padding-bottom="0.13cm" fo:padding-left="0.255cm" fo:padding-right="0.255cm"/>
    </style:style>
    <style:style style:name="gr3" style:family="graphic" style:parent-style-name="objectwithoutfill">
      <style:graphic-properties svg:stroke-width="0.01cm" svg:stroke-color="#000000" draw:marker-start-width="0.215cm" draw:marker-end="Arrowheads_20_1" draw:marker-end-width="0.315cm" draw:fill="none" fo:padding-top="0.13cm" fo:padding-bottom="0.13cm" fo:padding-left="0.255cm" fo:padding-right="0.255cm"/>
    </style:style>
    <style:style style:name="gr4" style:family="graphic" style:parent-style-name="objectwithoutfill">
      <style:graphic-properties draw:stroke="solid" svg:stroke-width="0.01cm" svg:stroke-color="#000000" draw:marker-start-width="0.26cm" draw:marker-end="Arrowheads_20_1" draw:marker-end-width="0.36cm" draw:fill="none" fo:padding-top="0.13cm" fo:padding-bottom="0.13cm" fo:padding-left="0.255cm" fo:padding-right="0.255cm"/>
    </style:style>
    <style:style style:name="gr5" style:family="graphic" style:parent-style-name="standard">
      <style:graphic-properties draw:stroke="solid" svg:stroke-width="0.01cm" svg:stroke-color="#000000" draw:marker-start-width="0.215cm" draw:marker-end="Arrowheads_20_1" draw:marker-end-width="0.215cm" draw:fill="solid" draw:fill-color="#e6e6ff" fo:min-height="1.05cm" fo:padding-top="0.13cm" fo:padding-bottom="0.13cm" fo:padding-left="0.255cm" fo:padding-right="0.255cm"/>
    </style:style>
    <style:style style:name="gr6" style:family="graphic" style:parent-style-name="standard">
      <style:graphic-properties draw:stroke="solid" svg:stroke-width="0.01cm" svg:stroke-color="#000000" draw:marker-start-width="0.215cm" draw:marker-end="Arrowheads_20_1" draw:marker-end-width="0.215cm" draw:fill="solid" draw:fill-color="#ffcc99" fo:min-height="2.052cm" fo:padding-top="0.13cm" fo:padding-bottom="0.13cm" fo:padding-left="0.255cm" fo:padding-right="0.255cm"/>
    </style:style>
    <style:style style:name="gr7" style:family="graphic" style:parent-style-name="standard">
      <style:graphic-properties draw:stroke="solid" svg:stroke-width="0.01cm" svg:stroke-color="#000000" draw:marker-start-width="0.215cm" draw:marker-end="Arrowheads_20_1" draw:marker-end-width="0.215cm" draw:fill="solid" draw:fill-color="#ffcc99" fo:min-height="2.051cm" fo:padding-top="0.13cm" fo:padding-bottom="0.13cm" fo:padding-left="0.255cm" fo:padding-right="0.255cm"/>
    </style:style>
    <style:style style:name="gr8" style:family="graphic" style:parent-style-name="standard">
      <style:graphic-properties draw:stroke="solid" svg:stroke-width="0.01cm" svg:stroke-color="#000000" draw:marker-start-width="0.215cm" draw:marker-end="Arrowheads_20_1" draw:marker-end-width="0.215cm" draw:fill="solid" draw:fill-color="#e6e6ff" fo:min-height="0.75cm" fo:padding-top="0.13cm" fo:padding-bottom="0.13cm" fo:padding-left="0.255cm" fo:padding-right="0.255cm"/>
    </style:style>
    <style:style style:name="gr9" style:family="graphic" style:parent-style-name="objectwithoutfill">
      <style:graphic-properties draw:stroke="dash" draw:stroke-dash="Ultrafine_20_Dashed" svg:stroke-width="0.01cm" svg:stroke-color="#000080" draw:marker-start-width="0.215cm" draw:marker-end="Arrowheads_20_1" draw:marker-end-width="0.315cm" draw:fill="none" fo:padding-top="0.13cm" fo:padding-bottom="0.13cm" fo:padding-left="0.255cm" fo:padding-right="0.255cm"/>
    </style:style>
    <style:style style:name="gr10" style:family="graphic" style:parent-style-name="standard">
      <style:graphic-properties svg:stroke-width="0.01cm" svg:stroke-color="#000000" draw:marker-start-width="0.215cm" draw:marker-end="Arrowheads_20_1" draw:marker-end-width="0.215cm" draw:fill="solid" draw:fill-color="#ffcc99" draw:textarea-horizontal-align="justify" draw:textarea-vertical-align="middle" draw:auto-grow-height="false" fo:padding-top="0.13cm" fo:padding-bottom="0.13cm" fo:padding-left="0.255cm" fo:padding-right="0.255cm"/>
    </style:style>
    <style:style style:name="gr11" style:family="graphic" style:parent-style-name="objectwithoutfill">
      <style:graphic-properties draw:stroke="solid" svg:stroke-width="0.01cm" svg:stroke-color="#000000" draw:marker-start-width="0.215cm" draw:marker-end="Arrowheads_20_1" draw:marker-end-width="0.315cm" draw:fill="none" fo:padding-top="0.13cm" fo:padding-bottom="0.13cm" fo:padding-left="0.255cm" fo:padding-right="0.255cm"/>
    </style:style>
    <style:style style:name="gr12" style:family="graphic" style:parent-style-name="objectwithoutfill">
      <style:graphic-properties svg:stroke-width="0.01cm" draw:marker-start-width="0.215cm" draw:marker-end="Arrowheads_20_1" draw:marker-end-width="0.315cm" draw:fill="none" fo:padding-top="0.13cm" fo:padding-bottom="0.13cm" fo:padding-left="0.255cm" fo:padding-right="0.255cm"/>
    </style:style>
    <style:style style:name="gr13" style:family="graphic" style:parent-style-name="standard">
      <style:graphic-properties svg:stroke-width="0.01cm" svg:stroke-color="#000000" draw:marker-start-width="0.215cm" draw:marker-end="Arrowheads_20_1" draw:marker-end-width="0.215cm" fo:padding-top="0.13cm" fo:padding-bottom="0.13cm" fo:padding-left="0.255cm" fo:padding-right="0.255cm"/>
    </style:style>
    <style:style style:name="gr14" style:family="graphic" style:parent-style-name="standard">
      <style:graphic-properties draw:stroke="solid" svg:stroke-width="0.01cm" svg:stroke-color="#000000" draw:marker-start-width="0.215cm" draw:marker-end-width="0.215cm" draw:fill="solid" draw:fill-color="#e6e6ff" fo:min-height="1.05cm" fo:padding-top="0.13cm" fo:padding-bottom="0.13cm" fo:padding-left="0.255cm" fo:padding-right="0.255cm"/>
    </style:style>
    <style:style style:name="gr15" style:family="graphic" style:parent-style-name="standard">
      <style:graphic-properties svg:stroke-width="0.01cm" svg:stroke-color="#000000" draw:marker-start-width="0.215cm" draw:marker-end-width="0.215cm" draw:fill="solid" draw:fill-color="#ffcc99" draw:textarea-horizontal-align="justify" draw:textarea-vertical-align="middle" draw:auto-grow-height="false" fo:padding-top="0.13cm" fo:padding-bottom="0.13cm" fo:padding-left="0.255cm" fo:padding-right="0.255cm"/>
    </style:style>
    <style:style style:name="gr16" style:family="graphic" style:parent-style-name="standard">
      <style:graphic-properties draw:stroke="solid" svg:stroke-width="0.01cm" svg:stroke-color="#000000" draw:marker-start-width="0.215cm" draw:marker-end-width="0.215cm" draw:fill="solid" draw:fill-color="#e6e6ff" fo:min-height="0.75cm" fo:padding-top="0.13cm" fo:padding-bottom="0.13cm" fo:padding-left="0.255cm" fo:padding-right="0.255cm"/>
    </style:style>
    <style:style style:name="gr17" style:family="graphic" style:parent-style-name="standard">
      <style:graphic-properties draw:stroke="solid" svg:stroke-width="0.01cm" svg:stroke-color="#000000" draw:marker-start-width="0.215cm" draw:marker-end-width="0.215cm" draw:fill="solid" draw:fill-color="#ffff99" fo:min-height="1.451cm" fo:padding-top="0.13cm" fo:padding-bottom="0.13cm" fo:padding-left="0.255cm" fo:padding-right="0.255cm"/>
    </style:style>
    <style:style style:name="gr18" style:family="graphic" style:parent-style-name="standard">
      <style:graphic-properties draw:stroke="solid" svg:stroke-width="0.01cm" svg:stroke-color="#000000" draw:marker-start-width="0.215cm" draw:marker-end-width="0.215cm" draw:fill="solid" draw:fill-color="#ccffff" fo:min-height="1.352cm" fo:padding-top="0.13cm" fo:padding-bottom="0.13cm" fo:padding-left="0.255cm" fo:padding-right="0.255cm"/>
    </style:style>
    <style:style style:name="gr19" style:family="graphic" style:parent-style-name="objectwithoutfill">
      <style:graphic-properties draw:stroke="dash" draw:stroke-dash="Ultrafine_20_Dashed" svg:stroke-width="0.01cm" draw:marker-start-width="0.215cm" draw:marker-end="Arrowheads_20_1" draw:marker-end-width="0.315cm" draw:fill="non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3cm" svg:height="2.312cm" svg:x="11.1cm" svg:y="8.193cm">
          <draw:text-box>
            <text:p text:style-name="P1"><text:span text:style-name="T1">Banco de Registros1</text:span></text:p>
          </draw:text-box>
          <draw:glue-point draw:id="4" svg:x="2.575cm" svg:y="5cm"/>
        </draw:frame>
        <draw:frame draw:style-name="gr2" draw:text-style-name="P2" xml:id="id2" draw:id="id2" draw:layer="layout" svg:width="2.5cm" svg:height="2.311cm" svg:x="11.506cm" svg:y="12.495cm">
          <draw:text-box>
            <text:p text:style-name="P1"><text:span text:style-name="T1">Unidad</text:span></text:p>
            <text:p text:style-name="P1"><text:span text:style-name="T1">Aritmética y </text:span></text:p>
            <text:p text:style-name="P1"><text:span text:style-name="T1">Lógica</text:span></text:p>
          </draw:text-box>
          <draw:glue-point draw:id="4" svg:x="-2.836cm" svg:y="-4.993cm"/>
        </draw:frame>
        <draw:connector draw:style-name="gr3" draw:text-style-name="P3" draw:layer="layout" svg:x1="12.75cm" svg:y1="10.505cm" svg:x2="12.756cm" svg:y2="12.495cm" draw:start-shape="id1" draw:start-glue-point="2" draw:end-shape="id2" draw:end-glue-point="0" svg:d="m12750 10505v995h6v995">
          <text:p/>
        </draw:connector>
        <draw:connector draw:style-name="gr4" draw:text-style-name="P3" draw:layer="layout" draw:line-skew="0cm 0.395cm" svg:x1="12.756cm" svg:y1="14.806cm" svg:x2="14.4cm" svg:y2="9.349cm" draw:start-shape="id2" draw:start-glue-point="2" draw:end-shape="id1" draw:end-glue-point="1" svg:d="m12756 14806v505h2544v-5962h-900">
          <text:p/>
        </draw:connector>
      </draw:page>
      <draw:page draw:name="page2" draw:style-name="dp1" draw:master-page-name="Default">
        <draw:frame draw:style-name="gr5" draw:text-style-name="P2" xml:id="id5" draw:id="id5" draw:layer="layout" svg:width="5.7cm" svg:height="1.31cm" svg:x="7.296cm" svg:y="6.191cm">
          <draw:text-box>
            <text:p text:style-name="P1"><text:span text:style-name="T1">Registro de Instrucciones</text:span></text:p>
          </draw:text-box>
        </draw:frame>
        <draw:frame draw:style-name="gr5" draw:text-style-name="P2" xml:id="id6" draw:id="id6" draw:layer="layout" svg:width="3.4cm" svg:height="1.557cm" svg:x="7.012cm" svg:y="8.21cm">
          <draw:text-box>
            <text:p text:style-name="P1"><text:span text:style-name="T1">Decodificador <text:s/>de Instrucciones</text:span></text:p>
          </draw:text-box>
        </draw:frame>
        <draw:frame draw:style-name="gr6" draw:text-style-name="P2" xml:id="id7" draw:id="id7" draw:layer="layout" svg:width="3.3cm" svg:height="2.312cm" svg:x="11.096cm" svg:y="8.189cm">
          <draw:text-box>
            <text:p text:style-name="P1"><text:span text:style-name="T1">Banco de Registros1</text:span></text:p>
          </draw:text-box>
          <draw:glue-point draw:id="4" svg:x="2.575cm" svg:y="5cm"/>
        </draw:frame>
        <draw:frame draw:style-name="gr5" draw:text-style-name="P2" xml:id="id3" draw:id="id3" draw:layer="layout" svg:width="2.9cm" svg:height="1.31cm" svg:x="4.496cm" svg:y="11.291cm">
          <draw:text-box>
            <text:p text:style-name="P1"><text:span text:style-name="T1">Contador de programa</text:span></text:p>
          </draw:text-box>
        </draw:frame>
        <draw:frame draw:style-name="gr7" draw:text-style-name="P2" xml:id="id8" draw:id="id8" draw:layer="layout" svg:width="2.5cm" svg:height="2.311cm" svg:x="11.502cm" svg:y="12.591cm">
          <draw:text-box>
            <text:p text:style-name="P1"><text:span text:style-name="T1">Unidad</text:span></text:p>
            <text:p text:style-name="P1"><text:span text:style-name="T1">Aritmética y </text:span></text:p>
            <text:p text:style-name="P1"><text:span text:style-name="T1">Lógica</text:span></text:p>
          </draw:text-box>
          <draw:glue-point draw:id="4" svg:x="-2.836cm" svg:y="-4.993cm"/>
        </draw:frame>
        <draw:frame draw:style-name="gr8" draw:text-style-name="P2" xml:id="id4" draw:id="id4" draw:layer="layout" svg:width="4.7cm" svg:height="1.01cm" svg:x="7.796cm" svg:y="4.691cm">
          <draw:text-box>
            <text:p text:style-name="P1"><text:span text:style-name="T1">Memoria de programa</text:span></text:p>
          </draw:text-box>
        </draw:frame>
        <draw:connector draw:style-name="gr3" draw:text-style-name="P3" draw:layer="layout" svg:x1="5.946cm" svg:y1="11.291cm" svg:x2="10.146cm" svg:y2="4.691cm" draw:start-shape="id3" draw:start-glue-point="0" draw:end-shape="id4" draw:end-glue-point="0" svg:d="m5946 11291v-7105h4200v505">
          <text:p/>
        </draw:connector>
        <draw:connector draw:style-name="gr3" draw:text-style-name="P3" draw:layer="layout" svg:x1="10.146cm" svg:y1="5.701cm" svg:x2="10.146cm" svg:y2="6.191cm" draw:start-shape="id4" draw:start-glue-point="2" draw:end-shape="id5" draw:end-glue-point="0" svg:d="m10146 5701v490">
          <text:p/>
        </draw:connector>
        <draw:connector draw:style-name="gr3" draw:text-style-name="P3" draw:layer="layout" draw:line-skew="-0.013cm" svg:x1="10.146cm" svg:y1="7.501cm" svg:x2="8.712cm" svg:y2="8.21cm" draw:start-shape="id5" draw:start-glue-point="2" draw:end-shape="id6" draw:end-glue-point="0" svg:d="m10146 7501v342h-1434v367">
          <text:p/>
        </draw:connector>
        <draw:connector draw:style-name="gr3" draw:text-style-name="P3" draw:layer="layout" svg:x1="10.146cm" svg:y1="7.501cm" svg:x2="12.746cm" svg:y2="8.189cm" draw:start-shape="id5" draw:start-glue-point="2" draw:end-shape="id7" draw:end-glue-point="0" svg:d="m10146 7501v344h2600v344">
          <text:p/>
        </draw:connector>
        <draw:connector draw:style-name="gr3" draw:text-style-name="P3" draw:layer="layout" svg:x1="12.746cm" svg:y1="10.501cm" svg:x2="12.752cm" svg:y2="12.591cm" draw:start-shape="id7" draw:start-glue-point="2" draw:end-shape="id8" draw:end-glue-point="0" svg:d="m12746 10501v1045h6v1045">
          <text:p/>
        </draw:connector>
        <draw:connector draw:style-name="gr4" draw:text-style-name="P3" draw:layer="layout" svg:x1="12.752cm" svg:y1="14.902cm" svg:x2="14.396cm" svg:y2="9.345cm" draw:start-shape="id8" draw:start-glue-point="2" draw:end-shape="id7" draw:end-glue-point="1" svg:d="m12752 14902v505h2149v-6062h-505">
          <text:p/>
        </draw:connector>
        <draw:connector draw:style-name="gr9" draw:text-style-name="P1" draw:layer="layout" draw:line-skew="0cm 4.089cm" svg:x1="8.712cm" svg:y1="9.767cm" svg:x2="11.096cm" svg:y2="9.345cm" draw:start-shape="id6" draw:start-glue-point="2" draw:end-shape="id7" draw:end-glue-point="3" svg:d="m8712 9767v1239h1884v-1661h500">
          <text:p/>
        </draw:connector>
        <draw:connector draw:style-name="gr9" draw:text-style-name="P1" draw:layer="layout" draw:line-skew="-0.179cm" svg:x1="8.712cm" svg:y1="9.767cm" svg:x2="12.043cm" svg:y2="12.593cm" draw:start-shape="id6" draw:start-glue-point="2" draw:end-shape="id8" draw:end-glue-point="4" svg:d="m8712 9767v1233h3331v1593">
          <text:p/>
        </draw:connector>
        <draw:connector draw:style-name="gr9" draw:text-style-name="P1" draw:layer="layout" draw:line-skew="0.833cm" svg:x1="8.712cm" svg:y1="9.767cm" svg:x2="7.396cm" svg:y2="11.946cm" draw:start-shape="id6" draw:start-glue-point="2" svg:d="m8712 9767v2175h-1316v4">
          <text:p/>
        </draw:connector>
      </draw:page>
      <draw:page draw:name="page3" draw:style-name="dp1" draw:master-page-name="Default">
        <draw:frame draw:style-name="gr5" draw:text-style-name="P2" xml:id="id11" draw:id="id11" draw:layer="layout" svg:width="5.7cm" svg:height="1.31cm" svg:x="7.296cm" svg:y="6.191cm">
          <draw:text-box>
            <text:p text:style-name="P1"><text:span text:style-name="T1">Registro de Instrucciones</text:span></text:p>
          </draw:text-box>
        </draw:frame>
        <draw:frame draw:style-name="gr5" draw:text-style-name="P2" xml:id="id12" draw:id="id12" draw:layer="layout" svg:width="3.4cm" svg:height="1.557cm" svg:x="7.012cm" svg:y="8.21cm">
          <draw:text-box>
            <text:p text:style-name="P1"><text:span text:style-name="T1">Decodificador <text:s/>de Instrucciones</text:span></text:p>
          </draw:text-box>
        </draw:frame>
        <draw:frame draw:style-name="gr6" draw:text-style-name="P2" xml:id="id13" draw:id="id13" draw:layer="layout" svg:width="3.3cm" svg:height="2.312cm" svg:x="11.096cm" svg:y="8.189cm">
          <draw:text-box>
            <text:p text:style-name="P1"><text:span text:style-name="T1">Banco de Registros1</text:span></text:p>
          </draw:text-box>
          <draw:glue-point draw:id="4" svg:x="2.575cm" svg:y="5cm"/>
        </draw:frame>
        <draw:frame draw:style-name="gr5" draw:text-style-name="P2" xml:id="id9" draw:id="id9" draw:layer="layout" svg:width="2.9cm" svg:height="1.31cm" svg:x="4.496cm" svg:y="11.291cm">
          <draw:text-box>
            <text:p text:style-name="P1"><text:span text:style-name="T1">Contador de programa</text:span></text:p>
          </draw:text-box>
        </draw:frame>
        <draw:custom-shape draw:style-name="gr10" draw:text-style-name="P3" xml:id="id14" draw:id="id14" draw:layer="layout" svg:width="3cm" svg:height="1.1cm" svg:x="13.063cm" svg:y="11.196cm">
          <draw:glue-point draw:id="8" svg:x="-2.253cm" svg:y="-5cm"/>
          <draw:glue-point draw:id="9" svg:x="2.746cm" svg:y="-5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2" xml:id="id15" draw:id="id15" draw:layer="layout" svg:width="2.5cm" svg:height="2.311cm" svg:x="13.302cm" svg:y="13.591cm">
          <draw:text-box>
            <text:p text:style-name="P1"><text:span text:style-name="T1">Unidad</text:span></text:p>
            <text:p text:style-name="P1"><text:span text:style-name="T1">Aritmética y </text:span></text:p>
            <text:p text:style-name="P1"><text:span text:style-name="T1">Lógica</text:span></text:p>
          </draw:text-box>
          <draw:glue-point draw:id="4" svg:x="-2.836cm" svg:y="-4.993cm"/>
        </draw:frame>
        <draw:frame draw:style-name="gr8" draw:text-style-name="P2" xml:id="id10" draw:id="id10" draw:layer="layout" svg:width="4.7cm" svg:height="1.01cm" svg:x="7.796cm" svg:y="4.691cm">
          <draw:text-box>
            <text:p text:style-name="P1"><text:span text:style-name="T1">Memoria de programa</text:span></text:p>
          </draw:text-box>
        </draw:frame>
        <draw:connector draw:style-name="gr3" draw:text-style-name="P3" draw:layer="layout" svg:x1="5.946cm" svg:y1="11.291cm" svg:x2="10.146cm" svg:y2="4.691cm" draw:start-shape="id9" draw:start-glue-point="0" draw:end-shape="id10" draw:end-glue-point="0" svg:d="m5946 11291v-7105h4200v505">
          <text:p/>
        </draw:connector>
        <draw:connector draw:style-name="gr3" draw:text-style-name="P3" draw:layer="layout" svg:x1="10.146cm" svg:y1="5.701cm" svg:x2="10.146cm" svg:y2="6.191cm" draw:start-shape="id10" draw:start-glue-point="2" draw:end-shape="id11" draw:end-glue-point="0" svg:d="m10146 5701v490">
          <text:p/>
        </draw:connector>
        <draw:connector draw:style-name="gr3" draw:text-style-name="P3" draw:layer="layout" svg:x1="10.146cm" svg:y1="7.501cm" svg:x2="8.712cm" svg:y2="8.21cm" draw:start-shape="id11" draw:start-glue-point="2" draw:end-shape="id12" draw:end-glue-point="0" svg:d="m10146 7501v355h-1434v354">
          <text:p/>
        </draw:connector>
        <draw:connector draw:style-name="gr3" draw:text-style-name="P3" draw:layer="layout" svg:x1="10.146cm" svg:y1="7.501cm" svg:x2="12.746cm" svg:y2="8.189cm" draw:start-shape="id11" draw:start-glue-point="2" draw:end-shape="id13" draw:end-glue-point="0" svg:d="m10146 7501v344h2600v344">
          <text:p/>
        </draw:connector>
        <draw:connector draw:style-name="gr3" draw:text-style-name="P3" draw:layer="layout" svg:x1="12.746cm" svg:y1="10.501cm" svg:x2="13.888cm" svg:y2="11.196cm" draw:start-shape="id13" draw:start-glue-point="2" draw:end-shape="id14" draw:end-glue-point="8" svg:d="m12746 10501v348h1142v347">
          <text:p/>
        </draw:connector>
        <draw:connector draw:style-name="gr11" draw:text-style-name="P3" draw:layer="layout" svg:x1="14.552cm" svg:y1="15.902cm" svg:x2="5.946cm" svg:y2="12.601cm" draw:start-shape="id15" draw:start-glue-point="2" draw:end-shape="id9" draw:end-glue-point="2" svg:d="m14552 15902v505h-8606v-3806">
          <text:p/>
        </draw:connector>
        <draw:connector draw:style-name="gr4" draw:text-style-name="P3" draw:layer="layout" svg:x1="14.552cm" svg:y1="15.902cm" svg:x2="14.396cm" svg:y2="9.345cm" draw:start-shape="id15" draw:start-glue-point="2" draw:end-shape="id13" draw:end-glue-point="1" svg:d="m14552 15902v505h1755v-7062h-1911">
          <text:p/>
        </draw:connector>
        <draw:connector draw:style-name="gr12" draw:text-style-name="P1" draw:layer="layout" draw:line-skew="-0.644cm" svg:x1="14.563cm" svg:y1="12.296cm" svg:x2="14.552cm" svg:y2="13.591cm" draw:start-shape="id14" draw:start-glue-point="5" draw:end-shape="id15" draw:end-glue-point="0" svg:d="m14563 12296v4h-11v1291">
          <text:p/>
        </draw:connector>
        <draw:connector draw:style-name="gr13" draw:text-style-name="P1" draw:layer="layout" svg:x1="10.146cm" svg:y1="4.691cm" svg:x2="15.386cm" svg:y2="11.196cm" draw:start-shape="id10" draw:start-glue-point="0" draw:end-shape="id14" draw:end-glue-point="9" svg:d="m10146 4691v-505h5240v7010">
          <text:p/>
        </draw:connector>
        <draw:connector draw:style-name="gr9" draw:text-style-name="P1" draw:layer="layout" draw:line-skew="0cm 4.093cm" svg:x1="8.712cm" svg:y1="9.767cm" svg:x2="11.096cm" svg:y2="9.345cm" draw:start-shape="id12" draw:start-glue-point="2" draw:end-shape="id13" draw:end-glue-point="3" svg:d="m8712 9767v1239h1888v-1661h496">
          <text:p/>
        </draw:connector>
        <draw:connector draw:style-name="gr9" draw:text-style-name="P1" xml:id="id16" draw:id="id16" draw:layer="layout" svg:x1="8.712cm" svg:y1="9.767cm" svg:x2="13.438cm" svg:y2="11.746cm" draw:start-shape="id12" draw:start-glue-point="2" draw:end-shape="id14" draw:end-glue-point="6" svg:d="m8712 9767v1979h4726">
          <text:p/>
        </draw:connector>
        <draw:connector draw:style-name="gr9" draw:text-style-name="P1" draw:layer="layout" svg:x1="8.712cm" svg:y1="11.746cm" svg:x2="13.843cm" svg:y2="13.593cm" draw:start-shape="id16" draw:start-glue-point="0" draw:end-shape="id15" draw:end-glue-point="4" svg:d="m8712 11746v999h5131v848">
          <text:p/>
        </draw:connector>
        <draw:connector draw:style-name="gr9" draw:text-style-name="P1" draw:layer="layout" draw:line-skew="0.831cm" svg:x1="8.712cm" svg:y1="9.767cm" svg:x2="7.396cm" svg:y2="11.946cm" draw:start-shape="id12" draw:start-glue-point="2" svg:d="m8712 9767v2173h-1316v6">
          <text:p/>
        </draw:connector>
      </draw:page>
      <draw:page draw:name="page4" draw:style-name="dp1" draw:master-page-name="Default">
        <draw:frame draw:style-name="gr14" draw:text-style-name="P2" xml:id="id19" draw:id="id19" draw:layer="layout" svg:width="5.7cm" svg:height="1.31cm" svg:x="7.296cm" svg:y="6.191cm">
          <draw:text-box>
            <text:p text:style-name="P1"><text:span text:style-name="T1">Registro de Instrucciones</text:span></text:p>
          </draw:text-box>
        </draw:frame>
        <draw:frame draw:style-name="gr14" draw:text-style-name="P2" xml:id="id20" draw:id="id20" draw:layer="layout" svg:width="3.4cm" svg:height="1.557cm" svg:x="7.012cm" svg:y="8.21cm">
          <draw:text-box>
            <text:p text:style-name="P1"><text:span text:style-name="T1">Decodificador <text:s/>de Instrucciones</text:span></text:p>
          </draw:text-box>
        </draw:frame>
        <draw:frame draw:style-name="gr1" draw:text-style-name="P2" xml:id="id21" draw:id="id21" draw:layer="layout" svg:width="3.3cm" svg:height="2.312cm" svg:x="11.096cm" svg:y="8.189cm">
          <draw:text-box>
            <text:p text:style-name="P1"><text:span text:style-name="T1">Banco de Registros1</text:span></text:p>
          </draw:text-box>
          <draw:glue-point draw:id="4" svg:x="2.575cm" svg:y="5cm"/>
        </draw:frame>
        <draw:frame draw:style-name="gr14" draw:text-style-name="P2" xml:id="id17" draw:id="id17" draw:layer="layout" svg:width="2.9cm" svg:height="1.31cm" svg:x="4.496cm" svg:y="11.291cm">
          <draw:text-box>
            <text:p text:style-name="P1"><text:span text:style-name="T1">Contador de programa</text:span></text:p>
          </draw:text-box>
        </draw:frame>
        <draw:custom-shape draw:style-name="gr15" draw:text-style-name="P3" xml:id="id22" draw:id="id22" draw:layer="layout" svg:width="3cm" svg:height="1.1cm" svg:x="13.063cm" svg:y="11.196cm">
          <draw:glue-point draw:id="8" svg:x="-2.253cm" svg:y="-5cm"/>
          <draw:glue-point draw:id="9" svg:x="2.746cm" svg:y="-5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xml:id="id23" draw:id="id23" draw:layer="layout" svg:width="2.5cm" svg:height="2.311cm" svg:x="13.302cm" svg:y="13.591cm">
          <draw:text-box>
            <text:p text:style-name="P1"><text:span text:style-name="T1">Unidad</text:span></text:p>
            <text:p text:style-name="P1"><text:span text:style-name="T1">Aritmética y </text:span></text:p>
            <text:p text:style-name="P1"><text:span text:style-name="T1">Lógica</text:span></text:p>
          </draw:text-box>
          <draw:glue-point draw:id="4" svg:x="-2.836cm" svg:y="-4.993cm"/>
        </draw:frame>
        <draw:custom-shape draw:style-name="gr10" draw:text-style-name="P3" xml:id="id24" draw:id="id24" draw:layer="layout" svg:width="3cm" svg:height="1.2cm" svg:x="13.057cm" svg:y="17.796cm">
          <draw:glue-point draw:id="8" svg:x="3cm" svg:y="-5cm"/>
          <draw:glue-point draw:id="9" svg:x="-2.333cm" svg:y="-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2" xml:id="id18" draw:id="id18" draw:layer="layout" svg:width="4.7cm" svg:height="1.01cm" svg:x="7.796cm" svg:y="4.691cm">
          <draw:text-box>
            <text:p text:style-name="P1"><text:span text:style-name="T1">Memoria de programa</text:span></text:p>
          </draw:text-box>
        </draw:frame>
        <draw:frame draw:style-name="gr17" draw:text-style-name="P2" xml:id="id25" draw:id="id25" draw:layer="layout" svg:width="3.101cm" svg:height="1.711cm" svg:x="9.219cm" svg:y="14.19cm">
          <draw:text-box>
            <text:p text:style-name="P1"><text:span text:style-name="T1">Memoria de </text:span></text:p>
            <text:p text:style-name="P1"><text:span text:style-name="T1">datos</text:span></text:p>
          </draw:text-box>
          <draw:glue-point draw:id="4" svg:x="3.063cm" svg:y="-5.002cm"/>
          <draw:glue-point draw:id="5" svg:x="-2.418cm" svg:y="-4.993cm"/>
        </draw:frame>
        <draw:connector draw:style-name="gr3" draw:text-style-name="P3" draw:layer="layout" svg:x1="5.946cm" svg:y1="11.291cm" svg:x2="10.146cm" svg:y2="4.691cm" draw:start-shape="id17" draw:start-glue-point="0" draw:end-shape="id18" draw:end-glue-point="0" svg:d="m5946 11291v-7105h4200v505">
          <text:p/>
        </draw:connector>
        <draw:connector draw:style-name="gr3" draw:text-style-name="P3" draw:layer="layout" svg:x1="10.146cm" svg:y1="5.701cm" svg:x2="10.146cm" svg:y2="6.191cm" draw:start-shape="id18" draw:start-glue-point="2" draw:end-shape="id19" draw:end-glue-point="0" svg:d="m10146 5701v490">
          <text:p/>
        </draw:connector>
        <draw:connector draw:style-name="gr3" draw:text-style-name="P3" draw:layer="layout" draw:line-skew="-0.013cm" svg:x1="10.146cm" svg:y1="7.501cm" svg:x2="8.712cm" svg:y2="8.21cm" draw:start-shape="id19" draw:start-glue-point="2" draw:end-shape="id20" draw:end-glue-point="0" svg:d="m10146 7501v342h-1434v367">
          <text:p/>
        </draw:connector>
        <draw:connector draw:style-name="gr3" draw:text-style-name="P3" draw:layer="layout" svg:x1="10.146cm" svg:y1="7.501cm" svg:x2="12.746cm" svg:y2="8.189cm" draw:start-shape="id19" draw:start-glue-point="2" draw:end-shape="id21" draw:end-glue-point="0" svg:d="m10146 7501v344h2600v344">
          <text:p/>
        </draw:connector>
        <draw:connector draw:style-name="gr3" draw:text-style-name="P3" draw:layer="layout" svg:x1="12.746cm" svg:y1="10.501cm" svg:x2="13.888cm" svg:y2="11.196cm" draw:start-shape="id21" draw:start-glue-point="2" draw:end-shape="id22" draw:end-glue-point="8" svg:d="m12746 10501v348h1142v347">
          <text:p/>
        </draw:connector>
        <draw:connector draw:style-name="gr11" draw:text-style-name="P3" draw:layer="layout" svg:x1="14.552cm" svg:y1="15.902cm" svg:x2="14.557cm" svg:y2="17.796cm" draw:start-shape="id23" draw:start-glue-point="2" draw:end-shape="id24" draw:end-glue-point="7" svg:d="m14552 15902v947h5v947">
          <text:p/>
        </draw:connector>
        <draw:connector draw:style-name="gr11" draw:text-style-name="P3" draw:layer="layout" svg:x1="14.557cm" svg:y1="18.996cm" svg:x2="5.946cm" svg:y2="12.601cm" draw:start-shape="id24" draw:start-glue-point="5" draw:end-shape="id17" draw:end-glue-point="2" svg:d="m14557 18996v507h-8611v-6902">
          <text:p/>
        </draw:connector>
        <draw:connector draw:style-name="gr11" draw:text-style-name="P3" draw:layer="layout" draw:line-skew="0.205cm" svg:x1="10.769cm" svg:y1="15.901cm" svg:x2="13.858cm" svg:y2="17.796cm" draw:start-shape="id25" draw:start-glue-point="2" draw:end-shape="id24" draw:end-glue-point="9" svg:d="m10769 15901v1153h3089v742">
          <text:p/>
        </draw:connector>
        <draw:connector draw:style-name="gr4" draw:text-style-name="P3" draw:layer="layout" svg:x1="14.557cm" svg:y1="18.996cm" svg:x2="14.396cm" svg:y2="9.345cm" draw:start-shape="id24" draw:start-glue-point="5" draw:end-shape="id21" draw:end-glue-point="1" svg:d="m14557 18996v507h2006v-10158h-2167">
          <text:p/>
        </draw:connector>
        <draw:connector draw:style-name="gr12" draw:text-style-name="P1" draw:layer="layout" svg:x1="14.563cm" svg:y1="12.296cm" svg:x2="14.552cm" svg:y2="13.591cm" draw:start-shape="id22" draw:start-glue-point="5" draw:end-shape="id23" draw:end-glue-point="0" svg:d="m14563 12296v648h-11v647">
          <text:p/>
        </draw:connector>
        <draw:connector draw:style-name="gr13" draw:text-style-name="P1" draw:layer="layout" svg:x1="10.146cm" svg:y1="4.691cm" svg:x2="15.386cm" svg:y2="11.196cm" draw:start-shape="id18" draw:start-glue-point="0" draw:end-shape="id22" draw:end-glue-point="9" svg:d="m10146 4691v-505h5240v7010">
          <text:p/>
        </draw:connector>
        <draw:connector draw:style-name="gr12" draw:text-style-name="P1" draw:layer="layout" svg:x1="12.746cm" svg:y1="10.501cm" svg:x2="10.769cm" svg:y2="14.19cm" draw:start-shape="id21" draw:start-glue-point="2" draw:end-shape="id25" draw:end-glue-point="0" svg:d="m12746 10501v1845h-1977v1844">
          <text:p/>
        </draw:connector>
        <draw:connector draw:style-name="gr9" draw:text-style-name="P1" draw:layer="layout" draw:line-skew="0cm 4.089cm" svg:x1="8.712cm" svg:y1="9.767cm" svg:x2="11.096cm" svg:y2="9.345cm" draw:start-shape="id20" draw:start-glue-point="2" draw:end-shape="id21" draw:end-glue-point="3" svg:d="m8712 9767v1239h1884v-1661h500">
          <text:p/>
        </draw:connector>
        <draw:connector draw:style-name="gr9" draw:text-style-name="P1" xml:id="id26" draw:id="id26" draw:layer="layout" svg:x1="8.712cm" svg:y1="9.767cm" svg:x2="13.438cm" svg:y2="11.746cm" draw:start-shape="id20" draw:start-glue-point="2" draw:end-shape="id22" draw:end-glue-point="6" svg:d="m8712 9767v1979h4726">
          <text:p/>
        </draw:connector>
        <draw:connector draw:style-name="gr9" draw:text-style-name="P1" draw:layer="layout" svg:x1="8.712cm" svg:y1="11.746cm" svg:x2="13.843cm" svg:y2="13.593cm" draw:start-shape="id26" draw:start-glue-point="0" draw:end-shape="id23" draw:end-glue-point="4" svg:d="m8712 11746v999h5131v848">
          <text:p/>
        </draw:connector>
        <draw:connector draw:style-name="gr9" draw:text-style-name="P1" draw:layer="layout" draw:line-skew="0.842cm" svg:x1="8.712cm" svg:y1="9.767cm" svg:x2="7.396cm" svg:y2="11.946cm" draw:start-shape="id20" draw:start-glue-point="2" svg:d="m8712 9767v2184h-1316v-5">
          <text:p/>
        </draw:connector>
      </draw:page>
      <draw:page draw:name="page5" draw:style-name="dp1" draw:master-page-name="Default">
        <draw:frame draw:style-name="gr14" draw:text-style-name="P2" xml:id="id29" draw:id="id29" draw:layer="layout" svg:width="5.7cm" svg:height="1.31cm" svg:x="7.296cm" svg:y="6.191cm">
          <draw:text-box>
            <text:p text:style-name="P1"><text:span text:style-name="T1">Registro de Instrucciones</text:span></text:p>
          </draw:text-box>
        </draw:frame>
        <draw:frame draw:style-name="gr14" draw:text-style-name="P2" xml:id="id30" draw:id="id30" draw:layer="layout" svg:width="3.4cm" svg:height="1.557cm" svg:x="7.012cm" svg:y="8.21cm">
          <draw:text-box>
            <text:p text:style-name="P1"><text:span text:style-name="T1">Decodificador <text:s/>de Instrucciones</text:span></text:p>
          </draw:text-box>
        </draw:frame>
        <draw:frame draw:style-name="gr1" draw:text-style-name="P2" xml:id="id31" draw:id="id31" draw:layer="layout" svg:width="3.3cm" svg:height="2.312cm" svg:x="11.096cm" svg:y="8.189cm">
          <draw:text-box>
            <text:p text:style-name="P1"><text:span text:style-name="T1">Banco de Registros1</text:span></text:p>
          </draw:text-box>
          <draw:glue-point draw:id="4" svg:x="2.575cm" svg:y="5cm"/>
        </draw:frame>
        <draw:frame draw:style-name="gr14" draw:text-style-name="P2" xml:id="id27" draw:id="id27" draw:layer="layout" svg:width="2.9cm" svg:height="1.31cm" svg:x="4.496cm" svg:y="11.291cm">
          <draw:text-box>
            <text:p text:style-name="P1"><text:span text:style-name="T1">Contador de programa</text:span></text:p>
          </draw:text-box>
        </draw:frame>
        <draw:frame draw:style-name="gr18" draw:text-style-name="P2" xml:id="id37" draw:id="id37" draw:layer="layout" svg:width="3.302cm" svg:height="1.612cm" svg:x="6.294cm" svg:y="16.237cm">
          <draw:text-box>
            <text:p text:style-name="P1"><text:span text:style-name="T1">Controlador de interrupciones</text:span></text:p>
          </draw:text-box>
        </draw:frame>
        <draw:custom-shape draw:style-name="gr15" draw:text-style-name="P3" xml:id="id32" draw:id="id32" draw:layer="layout" svg:width="3cm" svg:height="1.1cm" svg:x="13.063cm" svg:y="11.196cm">
          <draw:glue-point draw:id="8" svg:x="-2.253cm" svg:y="-5cm"/>
          <draw:glue-point draw:id="9" svg:x="2.746cm" svg:y="-5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xml:id="id33" draw:id="id33" draw:layer="layout" svg:width="2.5cm" svg:height="2.311cm" svg:x="13.302cm" svg:y="13.591cm">
          <draw:text-box>
            <text:p text:style-name="P1"><text:span text:style-name="T1">Unidad</text:span></text:p>
            <text:p text:style-name="P1"><text:span text:style-name="T1">Aritmética y </text:span></text:p>
            <text:p text:style-name="P1"><text:span text:style-name="T1">Lógica</text:span></text:p>
          </draw:text-box>
          <draw:glue-point draw:id="4" svg:x="-2.836cm" svg:y="-4.993cm"/>
        </draw:frame>
        <draw:custom-shape draw:style-name="gr10" draw:text-style-name="P3" xml:id="id34" draw:id="id34" draw:layer="layout" svg:width="3cm" svg:height="1.2cm" svg:x="13.057cm" svg:y="17.796cm">
          <draw:glue-point draw:id="8" svg:x="3cm" svg:y="-5cm"/>
          <draw:glue-point draw:id="9" svg:x="-2.333cm" svg:y="-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draw:text-style-name="P2" xml:id="id28" draw:id="id28" draw:layer="layout" svg:width="4.7cm" svg:height="1.01cm" svg:x="7.796cm" svg:y="4.691cm">
          <draw:text-box>
            <text:p text:style-name="P1"><text:span text:style-name="T1">Memoria de programa</text:span></text:p>
          </draw:text-box>
        </draw:frame>
        <draw:frame draw:style-name="gr17" draw:text-style-name="P2" xml:id="id35" draw:id="id35" draw:layer="layout" svg:width="3.101cm" svg:height="1.711cm" svg:x="9.219cm" svg:y="14.19cm">
          <draw:text-box>
            <text:p text:style-name="P1"><text:span text:style-name="T1">Memoria de </text:span></text:p>
            <text:p text:style-name="P1"><text:span text:style-name="T1">datos</text:span></text:p>
          </draw:text-box>
          <draw:glue-point draw:id="4" svg:x="3.063cm" svg:y="-5.002cm"/>
          <draw:glue-point draw:id="5" svg:x="-2.418cm" svg:y="-4.993cm"/>
        </draw:frame>
        <draw:connector draw:style-name="gr3" draw:text-style-name="P3" draw:layer="layout" svg:x1="5.946cm" svg:y1="11.291cm" svg:x2="10.146cm" svg:y2="4.691cm" draw:start-shape="id27" draw:start-glue-point="0" draw:end-shape="id28" draw:end-glue-point="0" svg:d="m5946 11291v-7105h4200v505">
          <text:p/>
        </draw:connector>
        <draw:connector draw:style-name="gr3" draw:text-style-name="P3" draw:layer="layout" svg:x1="10.146cm" svg:y1="5.701cm" svg:x2="10.146cm" svg:y2="6.191cm" draw:start-shape="id28" draw:start-glue-point="2" draw:end-shape="id29" draw:end-glue-point="0" svg:d="m10146 5701v490">
          <text:p/>
        </draw:connector>
        <draw:connector draw:style-name="gr3" draw:text-style-name="P3" draw:layer="layout" draw:line-skew="-0.013cm" svg:x1="10.146cm" svg:y1="7.501cm" svg:x2="8.712cm" svg:y2="8.21cm" draw:start-shape="id29" draw:start-glue-point="2" draw:end-shape="id30" draw:end-glue-point="0" svg:d="m10146 7501v342h-1434v367">
          <text:p/>
        </draw:connector>
        <draw:connector draw:style-name="gr3" draw:text-style-name="P3" draw:layer="layout" svg:x1="10.146cm" svg:y1="7.501cm" svg:x2="12.746cm" svg:y2="8.189cm" draw:start-shape="id29" draw:start-glue-point="2" draw:end-shape="id31" draw:end-glue-point="0" svg:d="m10146 7501v344h2600v344">
          <text:p/>
        </draw:connector>
        <draw:connector draw:style-name="gr3" draw:text-style-name="P3" draw:layer="layout" svg:x1="12.746cm" svg:y1="10.501cm" svg:x2="13.888cm" svg:y2="11.196cm" draw:start-shape="id31" draw:start-glue-point="2" draw:end-shape="id32" draw:end-glue-point="8" svg:d="m12746 10501v348h1142v347">
          <text:p/>
        </draw:connector>
        <draw:connector draw:style-name="gr11" draw:text-style-name="P3" draw:layer="layout" svg:x1="14.552cm" svg:y1="15.902cm" svg:x2="14.557cm" svg:y2="17.796cm" draw:start-shape="id33" draw:start-glue-point="2" draw:end-shape="id34" draw:end-glue-point="7" svg:d="m14552 15902v947h5v947">
          <text:p/>
        </draw:connector>
        <draw:connector draw:style-name="gr11" draw:text-style-name="P3" draw:layer="layout" svg:x1="14.557cm" svg:y1="18.996cm" svg:x2="5.946cm" svg:y2="12.601cm" draw:start-shape="id34" draw:start-glue-point="5" draw:end-shape="id27" draw:end-glue-point="2" svg:d="m14557 18996v507h-8611v-6902">
          <text:p/>
        </draw:connector>
        <draw:connector draw:style-name="gr11" draw:text-style-name="P3" draw:layer="layout" draw:line-skew="0.205cm" svg:x1="10.769cm" svg:y1="15.901cm" svg:x2="13.858cm" svg:y2="17.796cm" draw:start-shape="id35" draw:start-glue-point="2" draw:end-shape="id34" draw:end-glue-point="9" svg:d="m10769 15901v1153h3089v742">
          <text:p/>
        </draw:connector>
        <draw:connector draw:style-name="gr4" draw:text-style-name="P3" draw:layer="layout" svg:x1="14.557cm" svg:y1="18.996cm" svg:x2="14.396cm" svg:y2="9.345cm" draw:start-shape="id34" draw:start-glue-point="5" draw:end-shape="id31" draw:end-glue-point="1" svg:d="m14557 18996v507h2006v-10158h-2167">
          <text:p/>
        </draw:connector>
        <draw:connector draw:style-name="gr12" draw:text-style-name="P1" draw:layer="layout" svg:x1="14.563cm" svg:y1="12.296cm" svg:x2="14.552cm" svg:y2="13.591cm" draw:start-shape="id32" draw:start-glue-point="5" draw:end-shape="id33" draw:end-glue-point="0" svg:d="m14563 12296v648h-11v647">
          <text:p/>
        </draw:connector>
        <draw:connector draw:style-name="gr13" draw:text-style-name="P1" draw:layer="layout" svg:x1="10.146cm" svg:y1="4.691cm" svg:x2="15.386cm" svg:y2="11.196cm" draw:start-shape="id28" draw:start-glue-point="0" draw:end-shape="id32" draw:end-glue-point="9" svg:d="m10146 4691v-505h5240v7010">
          <text:p/>
        </draw:connector>
        <draw:connector draw:style-name="gr12" draw:text-style-name="P1" draw:layer="layout" svg:x1="12.746cm" svg:y1="10.501cm" svg:x2="10.769cm" svg:y2="14.19cm" draw:start-shape="id31" draw:start-glue-point="2" draw:end-shape="id35" draw:end-glue-point="0" svg:d="m12746 10501v1845h-1977v1844">
          <text:p/>
        </draw:connector>
        <draw:connector draw:style-name="gr9" draw:text-style-name="P1" draw:layer="layout" draw:line-skew="0cm 4.089cm" svg:x1="8.712cm" svg:y1="9.767cm" svg:x2="11.096cm" svg:y2="9.345cm" draw:start-shape="id30" draw:start-glue-point="2" draw:end-shape="id31" draw:end-glue-point="3" svg:d="m8712 9767v1239h1884v-1661h500">
          <text:p/>
        </draw:connector>
        <draw:connector draw:style-name="gr9" draw:text-style-name="P1" xml:id="id36" draw:id="id36" draw:layer="layout" svg:x1="8.712cm" svg:y1="9.767cm" svg:x2="13.438cm" svg:y2="11.746cm" draw:start-shape="id30" draw:start-glue-point="2" draw:end-shape="id32" draw:end-glue-point="6" svg:d="m8712 9767v1979h4726">
          <text:p/>
        </draw:connector>
        <draw:connector draw:style-name="gr9" draw:text-style-name="P1" draw:layer="layout" svg:x1="8.712cm" svg:y1="11.746cm" svg:x2="13.843cm" svg:y2="13.593cm" draw:start-shape="id36" draw:start-glue-point="0" draw:end-shape="id33" draw:end-glue-point="4" svg:d="m8712 11746v999h5131v848">
          <text:p/>
        </draw:connector>
        <draw:connector draw:style-name="gr19" draw:text-style-name="P1" xml:id="id38" draw:id="id38" draw:layer="layout" draw:line-skew="-1.877cm" svg:x1="7.945cm" svg:y1="16.237cm" svg:x2="7.396cm" svg:y2="11.946cm" draw:start-shape="id37" draw:start-glue-point="0" svg:d="m7945 16237v-4275h-549v-16">
          <text:p/>
        </draw:connector>
        <draw:connector draw:style-name="gr9" draw:text-style-name="P1" draw:layer="layout" draw:line-skew="1.157cm" svg:x1="8.712cm" svg:y1="9.767cm" svg:x2="7.396cm" svg:y2="11.946cm" draw:start-shape="id30" draw:start-glue-point="2" draw:end-shape="id38" draw:end-glue-point="3" svg:d="m8712 9767v2179h-1316v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5T09:22:49</meta:creation-date>
    <dc:date>2012-06-28T11:45:59</dc:date>
    <meta:editing-duration>PT4H5M43S</meta:editing-duration>
    <meta:editing-cycles>127</meta:editing-cycles>
    <meta:generator>LibreOffice/3.5$Linux_x86 LibreOffice_project/350m1$Build-2</meta:generator>
    <meta:document-statistic meta:object-count="91"/>
  </office:meta>
</office:document-meta>
</file>